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Utilities.createText( Document doc , float x , float y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GUtilities.createRect( Document doc ,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GUtilities.getStringBounds( String str , java . awt .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VGUtilities.createSVGDocument(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GUtilities.wrapText( Document doc , String str , java . awt . Font font , float wid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VGUtilities.getStringHeight( String str , java . awt .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VGUtilities.createPath( Document doc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VGUtilities.createLine( Document doc , float x , float y , float x2 , float 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GUtilities.createG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VGUtilities.createImage( Document doc , String ref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GUtilities.getStringWidth( String str , java . awt .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VGUtilities.createClip( Document doc , Element els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VGUtilities.createEllipse( Document doc , float cx , float cy , float rx , float 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